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4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6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1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2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8"/>
      <text:section text:style-name="Sect1" text:name="Section Matriz 1">
        <text:p text:style-name="P17"><text:span text:style-name="T8"/><text:change-end text:change-id="ct66048704"/><text:span text:style-name="T8">SISTEMA A MUESTREAR: </text:span><text:span text:style-name="T10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7"><text:span text:style-name="T8"/><text:change-end text:change-id="ct66048704"/><text:span text:style-name="T8">SISTEMA A MUESTREAR: </text:span><text:span text:style-name="T10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5:54:07.897225370</dc:date>
    <meta:editing-duration>PT22H54M48S</meta:editing-duration>
    <meta:editing-cycles>88</meta:editing-cycles>
    <meta:generator>LibreOffice/4.3.5.2.0$Linux_X86_64 LibreOffice_project/430m0$Build-2</meta:generator>
    <meta:document-statistic meta:table-count="7" meta:image-count="1" meta:object-count="0" meta:page-count="2" meta:paragraph-count="30" meta:word-count="110" meta:character-count="957" meta:non-whitespace-character-count="871"/>
  </office:meta>
</office:document-meta>
</file>